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3">
      <style:paragraph-properties>
        <style:tab-stops>
          <style:tab-stop style:position="3.0209in"/>
        </style:tab-stops>
      </style:paragraph-properties>
    </style:style>
    <style:style style:name="P3" style:family="paragraph" style:parent-style-name="No_20_Spacing">
      <style:text-properties fo:font-size="9pt" style:font-size-asian="9pt"/>
    </style:style>
    <style:style style:name="P4" style:family="paragraph" style:parent-style-name="No_20_Spacing">
      <style:text-properties style:font-name="Lucida Console" fo:font-size="9pt" fo:font-weight="bold" style:font-size-asian="9pt" style:font-weight-asian="bold"/>
    </style:style>
    <style:style style:name="P5" style:family="paragraph" style:parent-style-name="No_20_Spacing">
      <style:text-properties style:font-name="Lucida Console" fo:font-size="8pt" fo:font-weight="bold" style:font-size-asian="8pt" style:font-weight-asian="bold"/>
    </style:style>
    <style:style style:name="P6" style:family="paragraph" style:parent-style-name="No_20_Spacing">
      <style:text-properties style:font-name="Lucida Console" fo:font-weight="bold" style:font-weight-asian="bold"/>
    </style:style>
    <style:style style:name="P7" style:family="paragraph" style:parent-style-name="No_20_Spacing">
      <style:paragraph-properties fo:margin-left="0in" fo:margin-right="0in" fo:text-indent="0.5in" style:auto-text-indent="false"/>
    </style:style>
    <style:style style:name="P8" style:family="paragraph" style:parent-style-name="No_20_Spacing">
      <style:paragraph-properties fo:margin-left="0in" fo:margin-right="0in" fo:text-indent="0.5in" style:auto-text-indent="false"/>
      <style:text-properties style:font-name="Lucida Console" fo:font-size="8pt" fo:font-weight="bold" style:font-size-asian="8pt" style:font-weight-asian="bold"/>
    </style:style>
    <style:style style:name="P9" style:family="paragraph" style:parent-style-name="No_20_Spacing">
      <style:paragraph-properties fo:margin-left="0.5in" fo:margin-right="0in" fo:text-indent="0.5in" style:auto-text-indent="false"/>
    </style:style>
    <style:style style:name="T1" style:family="text">
      <style:text-properties fo:font-size="25pt" style:font-size-asian="25pt"/>
    </style:style>
    <style:style style:name="T2" style:family="text">
      <style:text-properties fo:font-size="12pt" style:font-size-asian="12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style:font-name="Lucida Console" fo:font-size="8pt" fo:font-weight="bold" style:font-size-asian="8pt" style:font-weight-asian="bold"/>
    </style:style>
    <style:style style:name="T6" style:family="text">
      <style:text-properties style:font-name="Lucida Console" fo:font-size="9pt" fo:font-weight="bold" style:font-size-asian="9pt" style:font-weight-asian="bold"/>
    </style:style>
    <style:style style:name="T7" style:family="text">
      <style:text-properties style:font-name="Lucida Console" fo:font-size="10pt" fo:font-weight="bold" style:font-size-asian="10pt" style:font-weight-asian="bold"/>
    </style:style>
    <style:style style:name="T8" style:family="text">
      <style:text-properties style:font-name="Lucida Consol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usion [[Sub-] Components] Status API</text:span></text:p>
      <text:h text:style-name="Heading_20_1" text:outline-level="1">Intro</text:h>
      <text:p text:style-name="Standard">It will be implemented as a two part library, so implementation details will be hidden from App devs.</text:p>
      <text:p text:style-name="Standard">Two parts are: Reporting and Monitoring. </text:p>
      <text:p text:style-name="Standard">Reporting is for clients wanting to publish their statuses, </text:p>
      <text:p text:style-name="Standard">Monitoring is for utilities which present status to users (GUI, text).</text:p>
      <text:h text:style-name="Heading_20_1" text:outline-level="1">API <text:bookmark text:name="_GoBack"/></text:h>
      <text:h text:style-name="Heading_20_2" text:outline-level="2"><text:span text:style-name="T2">Common</text:span></text:h>
      <text:h text:style-name="Heading_20_3" text:outline-level="3"><text:span text:style-name="T3">Types:</text:span></text:h>
      <text:p text:style-name="Quote"><text:span text:style-name="T4">enum status_t</text:span><text:span text:style-name="T3"> <text:s/>{ none, green, yellow, red, user… };</text:span></text:p>
      <text:h text:style-name="Heading_20_2" text:outline-level="2"><text:span text:style-name="T2">Reporting API</text:span></text:h>
      <text:h text:style-name="P2" text:outline-level="3"><text:span text:style-name="T3">Functions:<text:tab/></text:span></text:h>
      <text:p text:style-name="Quote"><text:span text:style-name="T3">nf::result_t </text:span><text:span text:style-name="T4">init_status</text:span><text:span text:style-name="T3">(nf::client_t&amp; </text:span><text:span text:style-name="T4">client</text:span><text:span text:style-name="T3"> [, </text:span><text:span text:style-name="T4">heartbeat_period</text:span><text:span text:style-name="T3">=60s]);</text:span></text:p>
      <text:p text:style-name="Quote"><text:span text:style-name="T3">nf::result_t </text:span><text:span text:style-name="T4">set_status</text:span><text:span text:style-name="T3">(status_t <text:s/></text:span><text:span text:style-name="T4">status </text:span><text:span text:style-name="T3">[, const char* </text:span><text:span text:style-name="T4">description</text:span><text:span text:style-name="T3"> = null]);</text:span></text:p>
      <text:p text:style-name="Quote"><text:span text:style-name="T3">nf::result_t <text:s/></text:span><text:span text:style-name="T4">fini_status</text:span><text:span text:style-name="T3">();</text:span></text:p>
      <text:h text:style-name="Heading_20_2" text:outline-level="2"><text:span text:style-name="T2">Monitoring API</text:span></text:h>
      <text:h text:style-name="Heading_20_3" text:outline-level="3"><text:span text:style-name="T3">Types:</text:span></text:h>
      <text:p text:style-name="Quote"><text:span text:style-name="T3">void (*</text:span><text:span text:style-name="T4">status_monitor_callback_t</text:span><text:span text:style-name="T3">) (status_t <text:s/></text:span><text:span text:style-name="T4">status</text:span><text:span text:style-name="T3">, const char* </text:span><text:span text:style-name="T4">client_name</text:span><text:span text:style-name="T3">, const char* <text:s/></text:span><text:span text:style-name="T4">description</text:span><text:span text:style-name="T3">, [?address, port …,])</text:span></text:p>
      <text:h text:style-name="Heading_20_3" text:outline-level="3"><text:span text:style-name="T3">Functions:</text:span></text:h>
      <text:p text:style-name="Quote"><text:span text:style-name="T3">nf::result_t </text:span><text:span text:style-name="T4">init_status_monitor</text:span><text:span text:style-name="T3">(nf::client_t&amp; </text:span><text:span text:style-name="T4">client</text:span><text:span text:style-name="T3">, status_monitor_callback_t </text:span><text:span text:style-name="T4">callback</text:span><text:span text:style-name="T3">[, </text:span><text:span text:style-name="T4">heartbeat_pertiod_threashold</text:span><text:span text:style-name="T3">=60s]);</text:span></text:p>
      <text:p text:style-name="Quote"><text:span text:style-name="T3">nf::result_t </text:span><text:span text:style-name="T4">enum_status</text:span><text:span text:style-name="T3">(status_monitor_callback_t </text:span><text:span text:style-name="T4">callback</text:span><text:span text:style-name="T3">);</text:span></text:p>
      <text:p text:style-name="Quote"><text:span text:style-name="T3">nf::result_t <text:s/></text:span><text:span text:style-name="T4">fini_status</text:span><text:span text:style-name="T3">();</text:span></text:p>
      <text:h text:style-name="Heading_20_1" text:outline-level="1">Example client pseudo code</text:h>
      <text:p text:style-name="Standard"/>
      <text:p text:style-name="No_20_Spacing"><text:span text:style-name="T5">nf::client_t client(“My module v1”)</text:span></text:p>
      <text:p text:style-name="P3"/>
      <text:p text:style-name="No_20_Spacing"><text:span text:style-name="T6">main() {</text:span></text:p>
      <text:p text:style-name="No_20_Spacing"><text:span text:style-name="T6"><text:s text:c="2"/>// initializations</text:span></text:p>
      <text:p text:style-name="No_20_Spacing"><text:span text:style-name="T6"><text:s text:c="2"/>...</text:span></text:p>
      <text:p text:style-name="No_20_Spacing"><text:span text:style-name="T5"><text:s text:c="2"/>init_status(client)</text:span></text:p>
      <text:p text:style-name="P4"/>
      <text:p text:style-name="No_20_Spacing"><text:span text:style-name="T6"><text:s text:c="2"/>// work cycle</text:span></text:p>
      <text:p text:style-name="No_20_Spacing"><text:soft-page-break/><text:span text:style-name="T6"><text:s text:c="2"/>...</text:span></text:p>
      <text:p text:style-name="No_20_Spacing"><text:span text:style-name="T6"><text:s text:c="2"/>if (good())</text:span></text:p>
      <text:p text:style-name="No_20_Spacing"><text:span text:style-name="T6"><text:s text:c="4"/></text:span><text:span text:style-name="T5">set_status(green)</text:span></text:p>
      <text:p text:style-name="No_20_Spacing"><text:span text:style-name="T5"><text:s text:c="2"/>else</text:span></text:p>
      <text:p text:style-name="No_20_Spacing"><text:span text:style-name="T6"><text:s text:c="4"/></text:span><text:span text:style-name="T5">set_status(red, “Things are not good”);</text:span></text:p>
      <text:p text:style-name="No_20_Spacing"><text:span text:style-name="T6"><text:s text:c="2"/>...</text:span></text:p>
      <text:p text:style-name="P5"/>
      <text:p text:style-name="No_20_Spacing"><text:span text:style-name="T6"><text:s text:c="2"/>// finalizations</text:span></text:p>
      <text:p text:style-name="No_20_Spacing"><text:span text:style-name="T6"><text:s text:c="2"/>...</text:span></text:p>
      <text:p text:style-name="No_20_Spacing"><text:span text:style-name="T5"><text:s text:c="2"/>fini_status()</text:span></text:p>
      <text:p text:style-name="No_20_Spacing"><text:span text:style-name="T6">}</text:span></text:p>
      <text:p text:style-name="P6"/>
      <text:h text:style-name="Heading_20_1" text:outline-level="1">Example monitor pseudo code</text:h>
      <text:p text:style-name="Standard"/>
      <text:p text:style-name="No_20_Spacing"><text:span text:style-name="T5">void callback(status_t s, const char* name, const char* desc) {</text:span></text:p>
      <text:p text:style-name="No_20_Spacing"><text:span text:style-name="T5"><text:tab/>if (desc)</text:span></text:p>
      <text:p text:style-name="No_20_Spacing"><text:span text:style-name="T5"><text:tab/><text:tab/>printf(“status=%d client=’%s’\n”, (int)s, name</text:span></text:p>
      <text:p text:style-name="P7"><text:span text:style-name="T5">else<text:tab/><text:tab/></text:span></text:p>
      <text:p text:style-name="P9"><text:span text:style-name="T5">printf(“status=%d client=’%s’ description=’%s’\n”, (int)s, name, desc)</text:span></text:p>
      <text:p text:style-name="P8"/>
      <text:p text:style-name="No_20_Spacing"><text:span text:style-name="T5">}</text:span></text:p>
      <text:p text:style-name="P5"/>
      <text:p text:style-name="No_20_Spacing"><text:span text:style-name="T5">nf::client_t client(“Status monitor”)</text:span></text:p>
      <text:p text:style-name="P3"/>
      <text:p text:style-name="No_20_Spacing"><text:span text:style-name="T6">main() {</text:span></text:p>
      <text:p text:style-name="No_20_Spacing"><text:span text:style-name="T6"><text:s text:c="2"/>// initializations</text:span></text:p>
      <text:p text:style-name="No_20_Spacing"><text:span text:style-name="T6"><text:s text:c="2"/>...</text:span></text:p>
      <text:p text:style-name="No_20_Spacing"><text:span text:style-name="T5"><text:s text:c="2"/>init_status_monitor(client, callback)</text:span></text:p>
      <text:p text:style-name="P4"/>
      <text:p text:style-name="No_20_Spacing"><text:span text:style-name="T6"><text:s text:c="2"/>// work cycle</text:span></text:p>
      <text:p text:style-name="No_20_Spacing"><text:span text:style-name="T6"><text:s text:c="2"/>client.dispatch()</text:span></text:p>
      <text:p text:style-name="P5"/>
      <text:p text:style-name="No_20_Spacing"><text:span text:style-name="T6"><text:s text:c="2"/>// finalizations</text:span></text:p>
      <text:p text:style-name="No_20_Spacing"><text:span text:style-name="T6"><text:s text:c="2"/>…</text:span></text:p>
      <text:p text:style-name="No_20_Spacing"><text:span text:style-name="T5"><text:s text:c="2"/>fini_status()</text:span></text:p>
      <text:p text:style-name="No_20_Spacing"><text:span text:style-name="T6">}</text:span></text:p>
      <text:p text:style-name="P6"/>
      <text:p text:style-name="No_20_Spacing">Output can be:</text:p>
      <text:p text:style-name="P6"/>
      <text:p text:style-name="No_20_Spacing"><text:span text:style-name="T7">status=1 client=‘My module v1’ </text:span></text:p>
      <text:p text:style-name="No_20_Spacing"><text:span text:style-name="T7">status=1 client=‘My module v1’ </text:span></text:p>
      <text:p text:style-name="No_20_Spacing"><text:span text:style-name="T7">status=3 client=‘My module v1’ description=’Things are not good’</text:span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erine, Alex</meta:initial-creator>
    <dc:creator>Kosterine, Alex</dc:creator>
    <meta:editing-cycles>5</meta:editing-cycles>
    <meta:creation-date>2014-07-25T18:44:00</meta:creation-date>
    <dc:date>2014-08-23T00:48:00</dc:date>
    <meta:editing-duration>PT1H18M30S</meta:editing-duration>
    <meta:generator>LibreOffice/4.2.8.2$Linux_X86_64 LibreOffice_project/420m0$Build-2</meta:generator>
    <meta:document-statistic meta:table-count="0" meta:image-count="0" meta:object-count="0" meta:page-count="2" meta:paragraph-count="61" meta:word-count="208" meta:character-count="1759" meta:non-whitespace-character-count="1549"/>
    <meta:user-defined meta:name="AppVersion">14.0000</meta:user-defined>
    <meta:user-defined meta:name="Company">National Oilwell Var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